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000000" svg:stroke-opacity="100%" draw:stroke-linejoin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none" draw:fill="solid" draw:fill-color="#d3d3ab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7.76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314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0.776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652cm" fo:min-width="2.54cm" fo:padding-top="0.141cm" fo:padding-bottom="0.141cm" fo:padding-left="0.141cm" fo:padding-right="0.141cm"/>
    </style:style>
    <style:style style:name="P1" style:family="paragraph">
      <loext:graphic-properties draw:fill="none"/>
      <style:text-properties fo:font-size="22pt" style:font-size-asian="22pt" style:font-size-complex="22pt"/>
    </style:style>
    <style:style style:name="P2" style:family="paragraph">
      <loext:graphic-properties draw:fill="solid" draw:fill-color="#d3d3a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5pt" style:font-name-asian="Calibri1" style:font-size-asian="15pt" style:font-name-complex="Calibri1" style:font-size-complex="15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4" style:family="text">
      <style:text-properties fo:color="#000000" style:font-name="Calibri1" fo:font-size="18pt" style:font-name-asian="Calibri1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4.676cm" svg:y1="0.809cm" svg:x2="14.676cm" svg:y2="13.809cm">
          <text:p/>
        </draw:line>
        <draw:line draw:style-name="gr1" draw:text-style-name="P1" draw:layer="layout" svg:x1="1.476cm" svg:y1="0.909cm" svg:x2="1.476cm" svg:y2="13.908cm">
          <text:p/>
        </draw:line>
        <draw:g>
          <draw:g>
            <draw:polygon draw:style-name="gr2" draw:text-style-name="P2" draw:layer="layout" svg:width="10.75cm" svg:height="4cm" svg:x="2.576cm" svg:y="0.609cm" svg:viewBox="0 0 10751 4001" draw:points="0,4001 10751,4001 10751,0 0,0">
              <text:p/>
            </draw:polygon>
            <draw:polygon draw:style-name="gr3" draw:text-style-name="P3" draw:layer="layout" svg:width="10.75cm" svg:height="4cm" svg:x="2.576cm" svg:y="0.609cm" svg:viewBox="0 0 10751 4001" draw:points="0,4001 10751,4001 10751,0 0,0">
              <text:p/>
            </draw:polygon>
          </draw:g>
          <draw:frame draw:style-name="gr4" draw:text-style-name="P5" draw:layer="layout" svg:width="10.75cm" svg:height="4cm" svg:x="2.576cm" svg:y="0.609cm">
            <draw:text-box>
              <text:p text:style-name="P4"><text:span text:style-name="T1">Protocol Under Implementation (PUI)</text:span></text:p>
            </draw:text-box>
          </draw:frame>
        </draw:g>
        <draw:g>
          <draw:g>
            <draw:polygon draw:style-name="gr2" draw:text-style-name="P2" draw:layer="layout" svg:width="10.75cm" svg:height="8.044cm" svg:x="2.576cm" svg:y="5.944cm" svg:viewBox="0 0 10751 8045" draw:points="0,8045 10751,8045 10751,0 0,0">
              <text:p/>
            </draw:polygon>
            <draw:polygon draw:style-name="gr3" draw:text-style-name="P3" draw:layer="layout" svg:width="10.75cm" svg:height="8.044cm" svg:x="2.576cm" svg:y="5.944cm" svg:viewBox="0 0 10751 8045" draw:points="0,8045 10751,8045 10751,0 0,0">
              <text:p/>
            </draw:polygon>
          </draw:g>
          <draw:frame draw:style-name="gr5" draw:text-style-name="P3" draw:layer="layout" svg:width="10.75cm" svg:height="8.044cm" svg:x="2.576cm" svg:y="5.944cm">
            <draw:text-box>
              <text:p text:style-name="P6"><text:span text:style-name="T2">Protocol </text:span><text:span text:style-name="T1">Independent</text:span><text:span text:style-name="T2"> Part (PIP)</text:span></text:p>
            </draw:text-box>
          </draw:frame>
        </draw:g>
        <draw:g>
          <draw:g>
            <draw:polygon draw:style-name="gr2" draw:text-style-name="P2" draw:layer="layout" svg:width="6.916cm" svg:height="2cm" svg:x="4.493cm" svg:y="6.944cm" svg:viewBox="0 0 6917 2001" draw:points="0,2001 6917,2001 6917,0 0,0">
              <text:p/>
            </draw:polygon>
            <draw:polygon draw:style-name="gr3" draw:text-style-name="P3" draw:layer="layout" svg:width="6.916cm" svg:height="2cm" svg:x="4.493cm" svg:y="6.944cm" svg:viewBox="0 0 6917 2001" draw:points="0,2001 6917,2001 6917,0 0,0">
              <text:p/>
            </draw:polygon>
          </draw:g>
          <draw:frame draw:style-name="gr6" draw:text-style-name="P5" draw:layer="layout" svg:width="6.916cm" svg:height="2cm" svg:x="4.493cm" svg:y="6.944cm">
            <draw:text-box>
              <text:p text:style-name="P4"><text:span text:style-name="T1">TX implementation</text:span></text:p>
            </draw:text-box>
          </draw:frame>
        </draw:g>
        <draw:g>
          <draw:g>
            <draw:polygon draw:style-name="gr2" draw:text-style-name="P2" draw:layer="layout" svg:width="6.916cm" svg:height="2cm" svg:x="4.493cm" svg:y="11.194cm" svg:viewBox="0 0 6917 2001" draw:points="0,2001 6917,2001 6917,0 0,0">
              <text:p/>
            </draw:polygon>
            <draw:polygon draw:style-name="gr3" draw:text-style-name="P3" draw:layer="layout" svg:width="6.916cm" svg:height="2cm" svg:x="4.493cm" svg:y="11.194cm" svg:viewBox="0 0 6917 2001" draw:points="0,2001 6917,2001 6917,0 0,0">
              <text:p/>
            </draw:polygon>
          </draw:g>
          <draw:frame draw:style-name="gr6" draw:text-style-name="P8" draw:layer="layout" svg:width="6.916cm" svg:height="2cm" svg:x="4.493cm" svg:y="11.194cm">
            <draw:text-box>
              <text:p text:style-name="P7"><text:span text:style-name="T3">RX implementation</text:span></text:p>
            </draw:text-box>
          </draw:frame>
        </draw:g>
        <draw:g>
          <draw:g>
            <draw:polygon draw:style-name="gr2" draw:text-style-name="P2" draw:layer="layout" svg:width="0.807cm" svg:height="1.35cm" svg:x="3.326cm" svg:y="4.601cm" svg:viewBox="0 0 808 1351" draw:points="606,187 808,187 404,0 0,187 201,187 201,1164 0,1164 402,1351 807,1164 606,1164">
              <text:p/>
            </draw:polygon>
            <draw:polygon draw:style-name="gr3" draw:text-style-name="P3" draw:layer="layout" svg:width="0.807cm" svg:height="1.35cm" svg:x="3.326cm" svg:y="4.601cm" svg:viewBox="0 0 808 1351" draw:points="606,187 808,187 404,0 0,187 201,187 201,1164 0,1164 402,1351 807,1164 606,1164">
              <text:p/>
            </draw:polygon>
          </draw:g>
          <draw:frame draw:style-name="gr7" draw:text-style-name="P9" draw:layer="layout" svg:width="1.882cm" svg:height="1.596cm" svg:x="3.918cm" svg:y="4.504cm">
            <draw:text-box>
              <text:p text:style-name="P6"><text:span text:style-name="T3">Control</text:span><text:span text:style-name="T2"> </text:span><text:span text:style-name="T3">Bus</text:span></text:p>
            </draw:text-box>
          </draw:frame>
        </draw:g>
        <draw:g>
          <draw:g>
            <draw:polygon draw:style-name="gr2" draw:text-style-name="P2" draw:layer="layout" svg:width="2.25cm" svg:height="1cm" svg:x="0.326cm" svg:y="12.209cm" svg:viewBox="0 0 2251 1001" draw:points="0,751 2001,751 2001,1001 2251,499 2001,0 2001,249 0,249">
              <text:p/>
            </draw:polygon>
            <draw:polyline draw:style-name="gr3" draw:text-style-name="P3" draw:layer="layout" svg:width="2.25cm" svg:height="1cm" svg:x="0.326cm" svg:y="12.209cm" svg:viewBox="0 0 2251 1001" draw:points="0,751 2001,751 2001,1001 2251,499 2001,0 2001,249 0,249">
              <text:p/>
            </draw:polyline>
          </draw:g>
          <draw:frame draw:style-name="gr8" draw:text-style-name="P3" draw:layer="layout" svg:width="2.25cm" svg:height="1.219cm" svg:x="0.326cm" svg:y="12.1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0.326cm" svg:y="12.209cm" svg:viewBox="0 0 2251 1001" draw:points="0,751 2001,751 2001,1001 2251,499 2001,0 2001,249 0,249">
            <text:p/>
          </draw:polygon>
          <draw:frame draw:style-name="gr8" draw:text-style-name="P3" draw:layer="layout" svg:width="2.25cm" svg:height="1.219cm" svg:x="0.326cm" svg:y="12.1cm">
            <draw:text-box>
              <text:p/>
            </draw:text-box>
          </draw:frame>
        </draw:g>
        <draw:frame draw:style-name="gr9" draw:text-style-name="P1" draw:layer="layout" svg:width="2.25cm" svg:height="1.596cm" svg:x="2.276cm" svg:y="11.812cm">
          <draw:text-box>
            <text:p text:style-name="P6"><text:span text:style-name="T3">PDU </text:span><text:span text:style-name="T3"><text:line-break/></text:span><text:span text:style-name="T3">input</text:span></text:p>
          </draw:text-box>
        </draw:frame>
        <draw:g>
          <draw:polygon draw:style-name="gr2" draw:text-style-name="P2" draw:layer="layout" svg:width="2.25cm" svg:height="1cm" svg:x="0.326cm" svg:y="6.809cm" svg:viewBox="0 0 2251 1001" draw:points="2251,250 250,250 250,0 0,500 250,1001 250,751 2251,751">
            <text:p/>
          </draw:polygon>
          <draw:frame draw:style-name="gr8" draw:text-style-name="P3" draw:layer="layout" svg:width="2.25cm" svg:height="1.219cm" svg:x="0.326cm" svg:y="6.7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0.326cm" svg:y="6.809cm" svg:viewBox="0 0 2251 1001" draw:points="2251,250 250,250 250,0 0,500 250,1001 250,751 2251,751">
            <text:p/>
          </draw:polygon>
          <draw:frame draw:style-name="gr8" draw:text-style-name="P3" draw:layer="layout" svg:width="2.25cm" svg:height="1.219cm" svg:x="0.326cm" svg:y="6.7cm">
            <draw:text-box>
              <text:p/>
            </draw:text-box>
          </draw:frame>
        </draw:g>
        <draw:frame draw:style-name="gr9" draw:text-style-name="P1" draw:layer="layout" svg:width="2.25cm" svg:height="1.596cm" svg:x="2.226cm" svg:y="6.512cm">
          <draw:text-box>
            <text:p text:style-name="P6"><text:span text:style-name="T3">PDU output</text:span></text:p>
          </draw:text-box>
        </draw:frame>
        <draw:g>
          <draw:g>
            <draw:polygon draw:style-name="gr2" draw:text-style-name="P2" draw:layer="layout" svg:width="2.25cm" svg:height="1cm" svg:x="13.336cm" svg:y="6.809cm" svg:viewBox="0 0 2251 1001" draw:points="2251,250 249,250 249,0 0,500 249,1001 249,751 2251,751">
              <text:p/>
            </draw:polygon>
            <draw:polyline draw:style-name="gr3" draw:text-style-name="P3" draw:layer="layout" svg:width="2.25cm" svg:height="1cm" svg:x="13.336cm" svg:y="6.809cm" svg:viewBox="0 0 2251 1001" draw:points="2251,250 249,250 249,0 0,500 249,1001 249,751 2251,751">
              <text:p/>
            </draw:polyline>
          </draw:g>
          <draw:frame draw:style-name="gr8" draw:text-style-name="P3" draw:layer="layout" svg:width="2.25cm" svg:height="1.219cm" svg:x="13.336cm" svg:y="6.7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13.336cm" svg:y="6.809cm" svg:viewBox="0 0 2251 1001" draw:points="2251,250 249,250 249,0 0,500 249,1001 249,751 2251,751">
            <text:p/>
          </draw:polygon>
          <draw:frame draw:style-name="gr8" draw:text-style-name="P3" draw:layer="layout" svg:width="2.25cm" svg:height="1.219cm" svg:x="13.336cm" svg:y="6.7cm">
            <draw:text-box>
              <text:p/>
            </draw:text-box>
          </draw:frame>
        </draw:g>
        <draw:frame draw:style-name="gr9" draw:text-style-name="P1" draw:layer="layout" svg:width="2.25cm" svg:height="1.596cm" svg:x="11.276cm" svg:y="6.512cm">
          <draw:text-box>
            <text:p text:style-name="P6"><text:span text:style-name="T3">SDU </text:span><text:span text:style-name="T3"><text:line-break/></text:span><text:span text:style-name="T3">input</text:span></text:p>
          </draw:text-box>
        </draw:frame>
        <draw:g>
          <draw:g>
            <draw:polygon draw:style-name="gr2" draw:text-style-name="P2" draw:layer="layout" svg:width="2.25cm" svg:height="1cm" svg:x="13.336cm" svg:y="12.449cm" svg:viewBox="0 0 2251 1001" draw:points="0,751 2001,751 2001,1001 2251,500 2001,0 2001,249 0,249">
              <text:p/>
            </draw:polygon>
            <draw:polyline draw:style-name="gr3" draw:text-style-name="P3" draw:layer="layout" svg:width="2.25cm" svg:height="1cm" svg:x="13.336cm" svg:y="12.449cm" svg:viewBox="0 0 2251 1001" draw:points="0,751 2001,751 2001,1001 2251,500 2001,0 2001,249 0,249">
              <text:p/>
            </draw:polyline>
          </draw:g>
          <draw:frame draw:style-name="gr8" draw:text-style-name="P3" draw:layer="layout" svg:width="2.25cm" svg:height="1.219cm" svg:x="13.336cm" svg:y="12.34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13.336cm" svg:y="12.449cm" svg:viewBox="0 0 2251 1001" draw:points="0,751 2001,751 2001,1001 2251,500 2001,0 2001,249 0,249">
            <text:p/>
          </draw:polygon>
          <draw:frame draw:style-name="gr8" draw:text-style-name="P3" draw:layer="layout" svg:width="2.25cm" svg:height="1.219cm" svg:x="13.336cm" svg:y="12.34cm">
            <draw:text-box>
              <text:p/>
            </draw:text-box>
          </draw:frame>
        </draw:g>
        <draw:frame draw:style-name="gr9" draw:text-style-name="P1" draw:layer="layout" svg:width="2.25cm" svg:height="1.596cm" svg:x="11.426cm" svg:y="12.112cm">
          <draw:text-box>
            <text:p text:style-name="P6"><text:span text:style-name="T3">SDU output</text:span></text:p>
          </draw:text-box>
        </draw:frame>
        <draw:g>
          <draw:g>
            <draw:polygon draw:style-name="gr2" draw:text-style-name="P2" draw:layer="layout" svg:width="0.75cm" svg:height="1.35cm" svg:x="11.826cm" svg:y="4.601cm" svg:viewBox="0 0 751 1351" draw:points="563,187 751,187 376,0 0,187 187,187 187,1164 0,1164 374,1351 750,1164 563,1164">
              <text:p/>
            </draw:polygon>
            <draw:polygon draw:style-name="gr3" draw:text-style-name="P3" draw:layer="layout" svg:width="0.75cm" svg:height="1.35cm" svg:x="11.826cm" svg:y="4.601cm" svg:viewBox="0 0 751 1351" draw:points="563,187 751,187 376,0 0,187 187,187 187,1164 0,1164 374,1351 750,1164 563,1164">
              <text:p/>
            </draw:polygon>
          </draw:g>
          <draw:frame draw:style-name="gr9" draw:text-style-name="P3" draw:layer="layout" svg:width="1.35cm" svg:height="1.596cm" svg:x="10.601cm" svg:y="4.438cm">
            <draw:text-box>
              <text:p text:style-name="P6"><text:span text:style-name="T3">Data</text:span><text:span text:style-name="T2"> </text:span><text:span text:style-name="T3">Bus</text:span></text:p>
            </draw:text-box>
          </draw:frame>
        </draw:g>
        <draw:g>
          <draw:g>
            <draw:polygon draw:style-name="gr2" draw:text-style-name="P2" draw:layer="layout" svg:width="2.25cm" svg:height="1cm" svg:x="13.326cm" svg:y="3.649cm" svg:viewBox="0 0 2251 1001" draw:points="0,751 2001,751 2001,1001 2251,500 2001,0 2001,250 0,250">
              <text:p/>
            </draw:polygon>
            <draw:polyline draw:style-name="gr3" draw:text-style-name="P3" draw:layer="layout" svg:width="2.25cm" svg:height="1cm" svg:x="13.326cm" svg:y="3.649cm" svg:viewBox="0 0 2251 1001" draw:points="0,751 2001,751 2001,1001 2251,500 2001,0 2001,250 0,250">
              <text:p/>
            </draw:polyline>
          </draw:g>
          <draw:frame draw:style-name="gr8" draw:text-style-name="P3" draw:layer="layout" svg:width="2.25cm" svg:height="1.219cm" svg:x="13.326cm" svg:y="3.54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13.326cm" svg:y="3.649cm" svg:viewBox="0 0 2251 1001" draw:points="0,751 2001,751 2001,1001 2251,500 2001,0 2001,250 0,250">
            <text:p/>
          </draw:polygon>
          <draw:frame draw:style-name="gr8" draw:text-style-name="P3" draw:layer="layout" svg:width="2.25cm" svg:height="1.219cm" svg:x="13.326cm" svg:y="3.54cm">
            <draw:text-box>
              <text:p/>
            </draw:text-box>
          </draw:frame>
        </draw:g>
        <draw:frame draw:style-name="gr9" draw:text-style-name="P1" draw:layer="layout" svg:width="2.65cm" svg:height="1.596cm" svg:x="10.75cm" svg:y="3.104cm">
          <draw:text-box>
            <text:p text:style-name="P6"><text:span text:style-name="T3">(N;N+1) ICI output</text:span></text:p>
          </draw:text-box>
        </draw:frame>
        <draw:g>
          <draw:polygon draw:style-name="gr10" draw:text-style-name="P3" draw:layer="layout" svg:width="3.669cm" svg:height="0.564cm" svg:x="6.117cm" svg:y="4.994cm" svg:viewBox="0 0 3670 565" draw:points="0,565 3670,565 3670,0 0,0">
            <text:p/>
          </draw:polygon>
          <draw:frame draw:style-name="gr11" draw:text-style-name="P3" draw:layer="layout" svg:width="3.669cm" svg:height="1.058cm" svg:x="6.117cm" svg:y="4.747cm">
            <draw:text-box>
              <text:p text:style-name="P6"><text:span text:style-name="T4">N. layer</text:span></text:p>
            </draw:text-box>
          </draw:frame>
        </draw:g>
        <draw:g>
          <draw:polygon draw:style-name="gr10" draw:text-style-name="P3" draw:layer="layout" svg:width="3.669cm" svg:height="0.564cm" draw:transform="rotate (1.57795217672807) translate (15.0491380926048cm 12.007970950982cm)" svg:viewBox="0 0 3670 565" draw:points="0,565 3670,565 3670,0 0,0">
            <text:p/>
          </draw:polygon>
          <draw:frame draw:style-name="gr11" draw:text-style-name="P3" draw:layer="layout" svg:width="3.669cm" svg:height="1.058cm" draw:transform="rotate (1.57795217672807) translate (14.802cm 12.009cm)">
            <draw:text-box>
              <text:p text:style-name="P6"><text:span text:style-name="T4">N+1. layer</text:span></text:p>
            </draw:text-box>
          </draw:frame>
        </draw:g>
        <draw:g>
          <draw:polygon draw:style-name="gr10" draw:text-style-name="P3" draw:layer="layout" svg:width="3.669cm" svg:height="0.564cm" draw:transform="rotate (1.57568324870048) translate (0.464970833359239cm 11.8073561947954cm)" svg:viewBox="0 0 3670 565" draw:points="0,565 3670,565 3670,0 0,0">
            <text:p/>
          </draw:polygon>
          <draw:frame draw:style-name="gr11" draw:text-style-name="P3" draw:layer="layout" svg:width="3.669cm" svg:height="1.058cm" draw:transform="rotate (1.57568324870048) translate (0.218cm 11.809cm)">
            <draw:text-box>
              <text:p text:style-name="P6"><text:span text:style-name="T4">N-1. layer</text:span></text:p>
            </draw:text-box>
          </draw:frame>
        </draw:g>
        <draw:g>
          <draw:g>
            <draw:polygon draw:style-name="gr2" draw:text-style-name="P2" draw:layer="layout" svg:width="2.25cm" svg:height="1cm" svg:x="13.326cm" svg:y="0.809cm" svg:viewBox="0 0 2251 1001" draw:points="2251,250 249,249 249,0 0,500 249,1001 249,751 2251,751">
              <text:p/>
            </draw:polygon>
            <draw:polyline draw:style-name="gr3" draw:text-style-name="P3" draw:layer="layout" svg:width="2.25cm" svg:height="1cm" svg:x="13.326cm" svg:y="0.809cm" svg:viewBox="0 0 2251 1001" draw:points="2251,250 249,249 249,0 0,500 249,1001 249,751 2251,751">
              <text:p/>
            </draw:polyline>
          </draw:g>
          <draw:frame draw:style-name="gr8" draw:text-style-name="P3" draw:layer="layout" svg:width="2.25cm" svg:height="1.219cm" svg:x="13.326cm" svg:y="0.7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13.326cm" svg:y="0.809cm" svg:viewBox="0 0 2251 1001" draw:points="2251,250 249,249 249,0 0,500 249,1001 249,751 2251,751">
            <text:p/>
          </draw:polygon>
          <draw:frame draw:style-name="gr8" draw:text-style-name="P3" draw:layer="layout" svg:width="2.25cm" svg:height="1.219cm" svg:x="13.326cm" svg:y="0.7cm">
            <draw:text-box>
              <text:p/>
            </draw:text-box>
          </draw:frame>
        </draw:g>
        <draw:frame draw:style-name="gr9" draw:text-style-name="P1" draw:layer="layout" svg:width="2.9cm" svg:height="1.596cm" svg:x="10.5cm" svg:y="0.604cm">
          <draw:text-box>
            <text:p text:style-name="P6"><text:span text:style-name="T3">(N;N+1) ICI input</text:span></text:p>
          </draw:text-box>
        </draw:frame>
        <draw:g>
          <draw:g>
            <draw:polygon draw:style-name="gr2" draw:text-style-name="P2" draw:layer="layout" svg:width="2.25cm" svg:height="1cm" svg:x="0.326cm" svg:y="3.409cm" svg:viewBox="0 0 2251 1001" draw:points="0,751 2001,751 2001,1001 2251,500 2001,0 2001,250 0,250">
              <text:p/>
            </draw:polygon>
            <draw:polyline draw:style-name="gr3" draw:text-style-name="P3" draw:layer="layout" svg:width="2.25cm" svg:height="1cm" svg:x="0.326cm" svg:y="3.409cm" svg:viewBox="0 0 2251 1001" draw:points="0,751 2001,751 2001,1001 2251,500 2001,0 2001,250 0,250">
              <text:p/>
            </draw:polyline>
          </draw:g>
          <draw:frame draw:style-name="gr8" draw:text-style-name="P3" draw:layer="layout" svg:width="2.25cm" svg:height="1.219cm" svg:x="0.326cm" svg:y="3.3cm">
            <draw:text-box>
              <text:p/>
            </draw:text-box>
          </draw:frame>
        </draw:g>
        <draw:g>
          <draw:polygon draw:style-name="gr3" draw:text-style-name="P3" draw:layer="layout" svg:width="2.25cm" svg:height="1cm" svg:x="0.326cm" svg:y="3.409cm" svg:viewBox="0 0 2251 1001" draw:points="0,751 2001,751 2001,1001 2251,500 2001,0 2001,250 0,250">
            <text:p/>
          </draw:polygon>
          <draw:frame draw:style-name="gr8" draw:text-style-name="P3" draw:layer="layout" svg:width="2.25cm" svg:height="1.219cm" svg:x="0.326cm" svg:y="3.3cm">
            <draw:text-box>
              <text:p/>
            </draw:text-box>
          </draw:frame>
        </draw:g>
        <draw:frame draw:style-name="gr12" draw:text-style-name="P1" draw:layer="layout" svg:width="3.15cm" svg:height="2.193cm" svg:x="2.1cm" svg:y="3cm">
          <draw:text-box>
            <text:p text:style-name="P6"><text:span text:style-name="T3">(N-1;N) ICI </text:span><text:span text:style-name="T3"><text:line-break/></text:span><text:span text:style-name="T3">input</text:span><text:span text:style-name="T3"><text:line-break/></text:span><text:span text:style-name="T3"/></text:p>
          </draw:text-box>
        </draw:frame>
        <draw:g>
          <draw:g>
            <draw:polygon draw:style-name="gr2" draw:text-style-name="P2" draw:layer="layout" svg:width="2.25cm" svg:height="1cm" svg:x="0.326cm" svg:y="0.809cm" svg:viewBox="0 0 2251 1001" draw:points="2251,250 250,249 250,0 0,500 250,1001 250,751 2251,751">
              <text:p/>
            </draw:polygon>
            <draw:polyline draw:style-name="gr3" draw:text-style-name="P3" draw:layer="layout" svg:width="2.25cm" svg:height="1cm" svg:x="0.326cm" svg:y="0.809cm" svg:viewBox="0 0 2251 1001" draw:points="2251,250 250,249 250,0 0,500 250,1001 250,751 2251,751">
              <text:p/>
            </draw:polyline>
          </draw:g>
        </draw:g>
        <draw:g>
          <draw:polygon draw:style-name="gr3" draw:text-style-name="P3" draw:layer="layout" svg:width="2.25cm" svg:height="1cm" svg:x="0.326cm" svg:y="0.809cm" svg:viewBox="0 0 2251 1001" draw:points="2251,250 250,249 250,0 0,500 250,1001 250,751 2251,751">
            <text:p/>
          </draw:polygon>
          <draw:frame draw:style-name="gr8" draw:text-style-name="P3" draw:layer="layout" svg:width="2.25cm" svg:height="1.219cm" svg:x="0.326cm" svg:y="0.7cm">
            <draw:text-box>
              <text:p/>
            </draw:text-box>
          </draw:frame>
        </draw:g>
        <draw:frame draw:style-name="gr9" draw:text-style-name="P1" draw:layer="layout" svg:width="3.125cm" svg:height="1.596cm" svg:x="2.075cm" svg:y="0.604cm">
          <draw:text-box>
            <text:p text:style-name="P6"><text:span text:style-name="T3">(N-1;N) ICI 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17:19:46.183000000</dc:date>
    <meta:creation-date>2013-05-17T10:41:07Z</meta:creation-date>
    <meta:generator>LibreOffice/4.4.4.3$Windows_x86 LibreOffice_project/2c39ebcf046445232b798108aa8a7e7d89552ea8</meta:generator>
    <meta:editing-duration>PT12M44S</meta:editing-duration>
    <meta:editing-cycles>4</meta:editing-cycles>
    <meta:document-statistic meta:object-count="110"/>
  </office:meta>
</office:document-meta>
</file>